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consolata" svg:font-family="Inconsolata, monospace"/>
    <style:font-face style:name="Inter" svg:font-family="Inter, apple-system, BlinkMacSystemFont, 'Segoe UI', Roboto, Oxygen, Ubuntu, Cantarell, 'Fira Sans', 'Droid Sans', 'Helvetica Neue', sans-serif"/>
    <style:font-face style:name="Roboto Mono" svg:font-family="'Roboto Mono', Monaco, courier, monospace"/>
    <style:font-face style:name="Source Sans Pro" svg:font-family="'Source Sans Pro'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6f1" officeooo:paragraph-rsid="000166f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166f1" officeooo:paragraph-rsid="000166f1" style:font-weight-asian="bold" style:font-weight-complex="bold"/>
    </style:style>
    <style:style style:name="P4" style:family="paragraph" style:parent-style-name="Standard">
      <style:text-properties fo:font-weight="bold" officeooo:rsid="0011d6e0" officeooo:paragraph-rsid="0011d6e0" style:font-weight-asian="bold" style:font-weight-complex="bold"/>
    </style:style>
    <style:style style:name="P5" style:family="paragraph" style:parent-style-name="Standard">
      <style:text-properties fo:font-weight="bold" officeooo:rsid="0006304b" officeooo:paragraph-rsid="0006304b" style:font-weight-asian="bold" style:font-weight-complex="bold"/>
    </style:style>
    <style:style style:name="P6" style:family="paragraph" style:parent-style-name="Standard">
      <style:text-properties fo:font-size="20pt" fo:font-weight="bold" officeooo:rsid="000166f1" officeooo:paragraph-rsid="000166f1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65058" officeooo:paragraph-rsid="00365058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dc142" officeooo:paragraph-rsid="003dc142" style:font-size-asian="20pt" style:font-weight-asian="bold" style:font-size-complex="20pt" style:font-weight-complex="bold"/>
    </style:style>
    <style:style style:name="P9" style:family="paragraph" style:parent-style-name="Standard">
      <style:text-properties fo:font-weight="normal" officeooo:rsid="0006304b" officeooo:paragraph-rsid="0006304b" style:font-weight-asian="normal" style:font-weight-complex="normal"/>
    </style:style>
    <style:style style:name="P10" style:family="paragraph" style:parent-style-name="Standard">
      <style:text-properties fo:font-weight="normal" officeooo:rsid="0006304b" officeooo:paragraph-rsid="000a1393" style:font-weight-asian="normal" style:font-weight-complex="normal"/>
    </style:style>
    <style:style style:name="P11" style:family="paragraph" style:parent-style-name="Standard">
      <style:text-properties fo:font-weight="normal" officeooo:rsid="0006304b" officeooo:paragraph-rsid="000d618d" style:font-weight-asian="normal" style:font-weight-complex="normal"/>
    </style:style>
    <style:style style:name="P12" style:family="paragraph" style:parent-style-name="Standard">
      <style:text-properties fo:font-weight="normal" officeooo:rsid="0006304b" officeooo:paragraph-rsid="00102251" style:font-weight-asian="normal" style:font-weight-complex="normal"/>
    </style:style>
    <style:style style:name="P13" style:family="paragraph" style:parent-style-name="Standard">
      <style:text-properties fo:font-weight="normal" officeooo:rsid="0006304b" officeooo:paragraph-rsid="002ca937" style:font-weight-asian="normal" style:font-weight-complex="normal"/>
    </style:style>
    <style:style style:name="P14" style:family="paragraph" style:parent-style-name="Standard">
      <style:text-properties fo:font-weight="normal" officeooo:rsid="0006304b" officeooo:paragraph-rsid="003948b8" style:font-weight-asian="normal" style:font-weight-complex="normal"/>
    </style:style>
    <style:style style:name="P15" style:family="paragraph" style:parent-style-name="Standard">
      <style:text-properties fo:font-weight="normal" officeooo:rsid="00102251" officeooo:paragraph-rsid="00102251" style:font-weight-asian="normal" style:font-weight-complex="normal"/>
    </style:style>
    <style:style style:name="P16" style:family="paragraph" style:parent-style-name="Standard">
      <style:text-properties fo:font-weight="normal" officeooo:rsid="0010f70a" officeooo:paragraph-rsid="0010f70a" style:font-weight-asian="normal" style:font-weight-complex="normal"/>
    </style:style>
    <style:style style:name="P17" style:family="paragraph" style:parent-style-name="Standard">
      <style:text-properties fo:font-weight="normal" officeooo:rsid="00124802" officeooo:paragraph-rsid="00124802" style:font-weight-asian="normal" style:font-weight-complex="normal"/>
    </style:style>
    <style:style style:name="P18" style:family="paragraph" style:parent-style-name="Standard">
      <style:text-properties fo:font-weight="normal" officeooo:rsid="0016b8f0" officeooo:paragraph-rsid="0016b8f0" style:font-weight-asian="normal" style:font-weight-complex="normal"/>
    </style:style>
    <style:style style:name="P19" style:family="paragraph" style:parent-style-name="Standard">
      <style:text-properties fo:font-weight="normal" officeooo:rsid="0016b8f0" officeooo:paragraph-rsid="00174c42" style:font-weight-asian="normal" style:font-weight-complex="normal"/>
    </style:style>
    <style:style style:name="P20" style:family="paragraph" style:parent-style-name="Standard">
      <style:text-properties fo:font-weight="normal" officeooo:rsid="002bf598" officeooo:paragraph-rsid="002bf598" style:font-weight-asian="normal" style:font-weight-complex="normal"/>
    </style:style>
    <style:style style:name="P21" style:family="paragraph" style:parent-style-name="Standard">
      <style:text-properties officeooo:rsid="000579ab" officeooo:paragraph-rsid="000579ab"/>
    </style:style>
    <style:style style:name="P22" style:family="paragraph" style:parent-style-name="Standard">
      <style:text-properties officeooo:rsid="0006304b" officeooo:paragraph-rsid="0006304b"/>
    </style:style>
    <style:style style:name="P23" style:family="paragraph" style:parent-style-name="Standard">
      <style:text-properties officeooo:rsid="0006304b" officeooo:paragraph-rsid="00102251"/>
    </style:style>
    <style:style style:name="P24" style:family="paragraph" style:parent-style-name="Standard">
      <style:text-properties officeooo:rsid="0006304b" officeooo:paragraph-rsid="002588ca"/>
    </style:style>
    <style:style style:name="P25" style:family="paragraph" style:parent-style-name="Standard">
      <style:text-properties officeooo:rsid="000853cf" officeooo:paragraph-rsid="000853cf"/>
    </style:style>
    <style:style style:name="P26" style:family="paragraph" style:parent-style-name="Standard">
      <style:text-properties officeooo:rsid="000a1393" officeooo:paragraph-rsid="000a1393"/>
    </style:style>
    <style:style style:name="P27" style:family="paragraph" style:parent-style-name="Standard">
      <style:text-properties officeooo:rsid="000bb1d3" officeooo:paragraph-rsid="000bb1d3"/>
    </style:style>
    <style:style style:name="P28" style:family="paragraph" style:parent-style-name="Standard">
      <style:text-properties officeooo:rsid="000d618d" officeooo:paragraph-rsid="000d618d"/>
    </style:style>
    <style:style style:name="P29" style:family="paragraph" style:parent-style-name="Standard">
      <style:text-properties officeooo:rsid="000d618d" officeooo:paragraph-rsid="003948b8"/>
    </style:style>
    <style:style style:name="P30" style:family="paragraph" style:parent-style-name="Standard">
      <style:text-properties officeooo:paragraph-rsid="000d618d"/>
    </style:style>
    <style:style style:name="P31" style:family="paragraph" style:parent-style-name="Standard">
      <style:text-properties officeooo:rsid="000f4b74" officeooo:paragraph-rsid="000f4b74"/>
    </style:style>
    <style:style style:name="P32" style:family="paragraph" style:parent-style-name="Standard">
      <style:text-properties officeooo:rsid="0011d6e0" officeooo:paragraph-rsid="0011d6e0"/>
    </style:style>
    <style:style style:name="P33" style:family="paragraph" style:parent-style-name="Standard">
      <style:text-properties officeooo:rsid="0011d6e0" officeooo:paragraph-rsid="003948b8"/>
    </style:style>
    <style:style style:name="P34" style:family="paragraph" style:parent-style-name="Standard">
      <style:text-properties officeooo:rsid="001364fa" officeooo:paragraph-rsid="001364fa"/>
    </style:style>
    <style:style style:name="P35" style:family="paragraph" style:parent-style-name="Standard">
      <style:text-properties officeooo:rsid="00143ad3" officeooo:paragraph-rsid="00143ad3"/>
    </style:style>
    <style:style style:name="P36" style:family="paragraph" style:parent-style-name="Standard">
      <style:text-properties officeooo:rsid="00174c42" officeooo:paragraph-rsid="00174c42"/>
    </style:style>
    <style:style style:name="P37" style:family="paragraph" style:parent-style-name="Standard">
      <style:text-properties officeooo:rsid="002106db" officeooo:paragraph-rsid="002106db"/>
    </style:style>
    <style:style style:name="P38" style:family="paragraph" style:parent-style-name="Standard">
      <style:text-properties officeooo:rsid="0031d77b" officeooo:paragraph-rsid="0031d77b"/>
    </style:style>
    <style:style style:name="P39" style:family="paragraph" style:parent-style-name="Standard">
      <style:text-properties officeooo:rsid="0034f852" officeooo:paragraph-rsid="0034f852"/>
    </style:style>
    <style:style style:name="P40" style:family="paragraph" style:parent-style-name="Standard">
      <style:text-properties officeooo:rsid="00380cf1" officeooo:paragraph-rsid="00380cf1"/>
    </style:style>
    <style:style style:name="P41" style:family="paragraph" style:parent-style-name="Standard">
      <style:text-properties officeooo:rsid="003860a1" officeooo:paragraph-rsid="003860a1"/>
    </style:style>
    <style:style style:name="P42" style:family="paragraph" style:parent-style-name="Standard">
      <style:text-properties officeooo:rsid="003948b8" officeooo:paragraph-rsid="003948b8"/>
    </style:style>
    <style:style style:name="P43" style:family="paragraph" style:parent-style-name="Standard">
      <style:text-properties officeooo:rsid="003a3b6f" officeooo:paragraph-rsid="003a3b6f"/>
    </style:style>
    <style:style style:name="P44" style:family="paragraph" style:parent-style-name="Standard">
      <style:text-properties officeooo:rsid="003a3b6f" officeooo:paragraph-rsid="003c40d4"/>
    </style:style>
    <style:style style:name="P45" style:family="paragraph" style:parent-style-name="Standard">
      <style:text-properties officeooo:rsid="003bf988" officeooo:paragraph-rsid="003bf988"/>
    </style:style>
    <style:style style:name="P46" style:family="paragraph" style:parent-style-name="Standard">
      <style:text-properties officeooo:rsid="003c40d4" officeooo:paragraph-rsid="003c40d4"/>
    </style:style>
    <style:style style:name="P47" style:family="paragraph" style:parent-style-name="Standard">
      <style:text-properties officeooo:rsid="003e9598" officeooo:paragraph-rsid="003e959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3a5b" style:font-weight-asian="normal" style:font-weight-complex="normal"/>
    </style:style>
    <style:style style:name="T3" style:family="text">
      <style:text-properties fo:font-weight="normal" officeooo:rsid="000d618d" style:font-weight-asian="normal" style:font-weight-complex="normal"/>
    </style:style>
    <style:style style:name="T4" style:family="text">
      <style:text-properties fo:font-weight="normal" officeooo:rsid="00380cf1" style:font-weight-asian="normal" style:font-weight-complex="normal"/>
    </style:style>
    <style:style style:name="T5" style:family="text">
      <style:text-properties fo:font-weight="normal" officeooo:rsid="003a3b6f" style:font-weight-asian="normal" style:font-weight-complex="normal"/>
    </style:style>
    <style:style style:name="T6" style:family="text">
      <style:text-properties officeooo:rsid="000579ab"/>
    </style:style>
    <style:style style:name="T7" style:family="text">
      <style:text-properties officeooo:rsid="0005b48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ed5f" style:font-weight-asian="bold" style:font-weight-complex="bold"/>
    </style:style>
    <style:style style:name="T10" style:family="text">
      <style:text-properties fo:font-weight="bold" officeooo:rsid="0006304b" style:font-weight-asian="bold" style:font-weight-complex="bold"/>
    </style:style>
    <style:style style:name="T11" style:family="text">
      <style:text-properties fo:font-weight="bold" officeooo:rsid="000a1393" style:font-weight-asian="bold" style:font-weight-complex="bold"/>
    </style:style>
    <style:style style:name="T12" style:family="text">
      <style:text-properties fo:font-weight="bold" officeooo:rsid="000d618d" style:font-weight-asian="bold" style:font-weight-complex="bold"/>
    </style:style>
    <style:style style:name="T13" style:family="text">
      <style:text-properties fo:font-weight="bold" officeooo:rsid="000f4b74" style:font-weight-asian="bold" style:font-weight-complex="bold"/>
    </style:style>
    <style:style style:name="T14" style:family="text">
      <style:text-properties fo:font-weight="bold" officeooo:rsid="00102251" style:font-weight-asian="bold" style:font-weight-complex="bold"/>
    </style:style>
    <style:style style:name="T15" style:family="text">
      <style:text-properties fo:font-weight="bold" officeooo:rsid="00228ab4" style:font-weight-asian="bold" style:font-weight-complex="bold"/>
    </style:style>
    <style:style style:name="T16" style:family="text">
      <style:text-properties fo:font-weight="bold" officeooo:rsid="00265611" style:font-weight-asian="bold" style:font-weight-complex="bold"/>
    </style:style>
    <style:style style:name="T17" style:family="text">
      <style:text-properties fo:font-weight="bold" officeooo:rsid="002714b6" style:font-weight-asian="bold" style:font-weight-complex="bold"/>
    </style:style>
    <style:style style:name="T18" style:family="text">
      <style:text-properties fo:font-weight="bold" officeooo:rsid="00291b12" style:font-weight-asian="bold" style:font-weight-complex="bold"/>
    </style:style>
    <style:style style:name="T19" style:family="text">
      <style:text-properties fo:font-weight="bold" officeooo:rsid="000c3a5b" style:font-weight-asian="bold" style:font-weight-complex="bold"/>
    </style:style>
    <style:style style:name="T20" style:family="text">
      <style:text-properties fo:font-weight="bold" officeooo:rsid="0031d77b" style:font-weight-asian="bold" style:font-weight-complex="bold"/>
    </style:style>
    <style:style style:name="T21" style:family="text">
      <style:text-properties fo:font-weight="bold" officeooo:rsid="00329e9e" style:font-weight-asian="bold" style:font-weight-complex="bold"/>
    </style:style>
    <style:style style:name="T22" style:family="text">
      <style:text-properties fo:font-weight="bold" officeooo:rsid="00380cf1" style:font-weight-asian="bold" style:font-weight-complex="bold"/>
    </style:style>
    <style:style style:name="T23" style:family="text">
      <style:text-properties fo:font-weight="bold" officeooo:rsid="0011d6e0" style:font-weight-asian="bold" style:font-weight-complex="bold"/>
    </style:style>
    <style:style style:name="T24" style:family="text">
      <style:text-properties fo:font-weight="bold" officeooo:rsid="003948b8" style:font-weight-asian="bold" style:font-weight-complex="bold"/>
    </style:style>
    <style:style style:name="T25" style:family="text">
      <style:text-properties fo:font-weight="bold" officeooo:rsid="003c40d4" style:font-weight-asian="bold" style:font-weight-complex="bold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00d618d" style:font-weight-asian="bold" style:font-weight-complex="bold"/>
    </style:style>
    <style:style style:name="T29" style:family="text">
      <style:text-properties fo:color="#c9211e" loext:opacity="100%" fo:font-weight="bold" officeooo:rsid="00284135" style:font-weight-asian="bold" style:font-weight-complex="bold"/>
    </style:style>
    <style:style style:name="T30" style:family="text">
      <style:text-properties fo:color="#c9211e" loext:opacity="100%" fo:font-weight="bold" officeooo:rsid="003948b8" style:font-weight-asian="bold" style:font-weight-complex="bold"/>
    </style:style>
    <style:style style:name="T31" style:family="text">
      <style:text-properties fo:color="#c9211e" loext:opacity="100%" fo:font-weight="bold" officeooo:rsid="003a3b6f" style:font-weight-asian="bold" style:font-weight-complex="bold"/>
    </style:style>
    <style:style style:name="T32" style:family="text">
      <style:text-properties officeooo:rsid="000f4b74"/>
    </style:style>
    <style:style style:name="T33" style:family="text">
      <style:text-properties officeooo:rsid="001ba6cd"/>
    </style:style>
    <style:style style:name="T34" style:family="text">
      <style:text-properties officeooo:rsid="001e953b"/>
    </style:style>
    <style:style style:name="T35" style:family="text">
      <style:text-properties officeooo:rsid="002588ca"/>
    </style:style>
    <style:style style:name="T36" style:family="text">
      <style:text-properties officeooo:rsid="0031d77b"/>
    </style:style>
    <style:style style:name="T37" style:family="text">
      <style:text-properties style:font-name="Liberation Mono" officeooo:rsid="0031d77b" style:font-name-asian="Noto Sans Mono CJK SC" style:font-name-complex="Liberation Mono"/>
    </style:style>
    <style:style style:name="T38" style:family="text">
      <style:text-properties officeooo:rsid="0037c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vue 2.</text:p>
      <text:p text:style-name="P6"/>
      <text:p text:style-name="P1">documentação do framework: <text:a xlink:type="simple" xlink:href="https://vuejs.org/guide/introduction.html" text:style-name="Internet_20_link" text:visited-style-name="Visited_20_Internet_20_Link">https://vuejs.org/guide/introduction.html</text:a></text:p>
      <text:p text:style-name="P1">playground para treinara online: <text:s/><text:a xlink:type="simple" xlink:href="https://jsfiddle.net/" text:style-name="Internet_20_link" text:visited-style-name="Visited_20_Internet_20_Link">https://jsfiddle.net/</text:a></text:p>
      <text:p text:style-name="P1"/>
      <text:p text:style-name="P1"/>
      <text:p text:style-name="P34">curos vue 2 gratuito :<text:a xlink:type="simple" xlink:href="https://www.vuemastery.com/courses/intro-to-vue-js/vue-instance" text:style-name="Internet_20_link" text:visited-style-name="Visited_20_Internet_20_Link">https://www.vuemastery.com/courses/intro-to-vue-js/vue-instance</text:a></text:p>
      <text:p text:style-name="P34"/>
      <text:p text:style-name="P34"/>
      <text:p text:style-name="P47">link da aula :<text:a xlink:type="simple" xlink:href="https://www.udemy.com/course/vue-js-completo/learn/lecture/12628712#overview" text:style-name="Internet_20_link" text:visited-style-name="Visited_20_Internet_20_Link">https://www.udemy.com/course/vue-js-completo/learn/lecture/12628712#overview</text:a></text:p>
      <text:p text:style-name="P47"/>
      <text:p text:style-name="P3">O que é <text:span text:style-name="T34">V</text:span>ue:</text:p>
      <text:p text:style-name="P1"/>
      <text:p text:style-name="Standard">Vue (pronunciado /vjuː/, como <text:span text:style-name="Strong_20_Emphasis">view</text:span> ) é um framework JavaScript para construir interfaces de usuário. Ele se baseia em HTML, CSS e JavaScript padrão e fornece um modelo de programação declarativo e baseado em componentes que ajudam a desenvolver interfaces de usuário com eficiência, sejam elas simples ou complexas.</text:p>
      <text:p text:style-name="Standard"/>
      <text:p text:style-name="P21">Para começarmos :</text:p>
      <text:p text:style-name="P21"/>
      <text:p text:style-name="Standard"><text:span text:style-name="T6">para começaramos </text:span>sem uma etapa de compilação use está tag <text:span text:style-name="T7">em seu html</text:span></text:p>
      <text:p text:style-name="P35">caso você venha copiar <text:s/>está tag difeto do site ele terá uma pequena alteração onde o vue etsá com um @2 <text:a xlink:type="simple" xlink:href="mailto:vue@2" text:style-name="Internet_20_link" text:visited-style-name="Visited_20_Internet_20_Link">vue@2</text:a> e não vai dar certo você tem que utilzar desta maneira para queo link que importa todos os arquivos do framework <text:s/>de certo.</text:p>
      <text:p text:style-name="P35"/>
      <text:p text:style-name="P37">O link é este:</text:p>
      <text:p text:style-name="P2">&lt;script src="https://cdn.jsdelivr.net/npm/vue/dist/vue.js"&gt;&lt;/script&gt;</text:p>
      <text:p text:style-name="P21"/>
      <text:p text:style-name="P22">E dentro da tag &lt;body&gt; vamos criar <text:s/>uma<text:span text:style-name="T8">&lt;div com id = “app” &lt;/div&gt; </text:span><text:span text:style-name="T15">que por meio deste #id teremos um ligação para onosso codigo do FrameWork Vuejs.</text:span></text:p>
      <text:p text:style-name="P21"/>
      <text:p text:style-name="P22">ex: </text:p>
      <text:p text:style-name="P5"><text:tab/>&lt;<text:span text:style-name="T26">div id=”app”</text:span>&gt;</text:p>
      <text:p text:style-name="P5"><text:tab/><text:tab/>&lt;p&gt; usando VueJS!&lt;/p&gt;</text:p>
      <text:p text:style-name="P5"><text:tab/>&lt;/div&gt;</text:p>
      <text:p text:style-name="P5"/>
      <text:p text:style-name="P24">para introduzir o VUEJS nesta aplicação vamos usar a tag </text:p>
      <text:p text:style-name="P24"><text:span text:style-name="T8"><text:s/>&lt;script src="https://cdn.jsdelivr.net/npm/vue/dist/vue.js"&gt;&lt;/script&gt;</text:span> <text:s/>em nosso html para fazer a importação <text:span text:style-name="T35">dos arquivos </text:span><text:s/>do Vue.</text:p>
      <text:p text:style-name="P22"/>
      <text:p text:style-name="P9">E vamos criar <text:s/>uma função construtora usando o <text:span text:style-name="T8">new.</text:span></text:p>
      <text:p text:style-name="P9"><text:span text:style-name="T8"/></text:p>
      <text:p text:style-name="P18"><text:span text:style-name="T8">New Vue()</text:span></text:p>
      <text:p text:style-name="P18"><text:span text:style-name="T8"/></text:p>
      <text:p text:style-name="P19"><text:span text:style-name="T16">N</text:span><text:span text:style-name="T8">ew Vue( </text:span><text:span text:style-name="T27">{ <text:s text:c="2"/>}</text:span><text:span text:style-name="T8"> ) </text:span></text:p>
      <text:p text:style-name="P19"><text:span text:style-name="T8"/></text:p>
      <text:p text:style-name="P19"><text:span text:style-name="T17">N</text:span><text:span text:style-name="T8">ote que temos um </text:span><text:span text:style-name="T27">objeto </text:span><text:span text:style-name="T29">{ } </text:span><text:span text:style-name="T8"><text:s/>dentro do parametro da função onde será o passo inicial da nossa aplicação. Pois dentro deste </text:span><text:span text:style-name="T27">objeto</text:span><text:span text:style-name="T8"> teremos </text:span><text:span text:style-name="T27">atributos</text:span><text:span text:style-name="T8"> que </text:span><text:span text:style-name="T18">vão ajudara acompor a nossa aplicação.</text:span></text:p>
      <text:p text:style-name="P19"><text:span text:style-name="T18"/></text:p>
      <text:p text:style-name="P20"><text:span text:style-name="T18">C</text:span><text:span text:style-name="T8">odigo JavaScript:</text:span></text:p>
      <text:p text:style-name="P9"><text:soft-page-break/><text:span text:style-name="T8"><text:tab/></text:span></text:p>
      <text:p text:style-name="P9"><text:span text:style-name="T8"><text:tab/>new Vue ({</text:span></text:p>
      <text:p text:style-name="P13"><text:span text:style-name="T8"><text:tab/><text:tab/>el: ‘</text:span><text:span text:style-name="T9">#app’</text:span></text:p>
      <text:p text:style-name="P13"><text:span text:style-name="T9"><text:tab/></text:span><text:span text:style-name="T8">})</text:span></text:p>
      <text:p text:style-name="P13"><text:span text:style-name="T8"/></text:p>
      <text:p text:style-name="P36"><text:span text:style-name="T8">O el: <text:s/></text:span>será nosso primeiro atributo.</text:p>
      <text:p text:style-name="P36"/>
      <text:p text:style-name="P22">o el: <text:s/>mostra qual é a parte do html que queremos controlar. No caso será <text:s/>a <text:span text:style-name="T27">div com id=”app”</text:span></text:p>
      <text:p text:style-name="P25">e apartir deste codigo vamos cotrolara a <text:span text:style-name="T8">div #app do html</text:span></text:p>
      <text:p text:style-name="P25"/>
      <text:p text:style-name="P25">um outro parametro muito utilizado e o:</text:p>
      <text:p text:style-name="P25"/>
      <text:p text:style-name="P25">Atributo <text:span text:style-name="T8">data:</text:span></text:p>
      <text:p text:style-name="P25"><text:span text:style-name="T8"/></text:p>
      <text:p text:style-name="P25"><text:span text:style-name="T8">o data </text:span><text:span text:style-name="T1">inves de ser uma string ele será um </text:span><text:span text:style-name="T8">objeto</text:span><text:span text:style-name="T1">.</text:span></text:p>
      <text:p text:style-name="P26"><text:span text:style-name="T1">Ex:</text:span></text:p>
      <text:p text:style-name="P26"><text:span text:style-name="T1"><text:tab/></text:span><text:span text:style-name="T10">new Vue ({</text:span></text:p>
      <text:p text:style-name="P10"><text:span text:style-name="T8"><text:tab/><text:tab/>el: ‘</text:span><text:span text:style-name="T9">#app’,</text:span></text:p>
      <text:p text:style-name="P10"><text:span text:style-name="T8"><text:tab/><text:tab/></text:span><text:span text:style-name="T11">data: {</text:span></text:p>
      <text:p text:style-name="P10"><text:span text:style-name="T11"><text:tab/></text:span></text:p>
      <text:p text:style-name="P10"><text:span text:style-name="T11"><text:tab/>}</text:span></text:p>
      <text:p text:style-name="P10"><text:span text:style-name="T8"/></text:p>
      <text:p text:style-name="P10"><text:span text:style-name="T8">})</text:span></text:p>
      <text:p text:style-name="P27"><text:span text:style-name="T1">Onde </text:span><text:span text:style-name="T8">dentro</text:span><text:span text:style-name="T1"> do meu </text:span><text:span text:style-name="T8">objeto</text:span><text:span text:style-name="T1"> posso definir varius dados <text:s/>que estárei utilizando </text:span><text:span text:style-name="T2">dentro do meu templade </text:span><text:span text:style-name="T19">&lt;div id=”app”&gt;</text:span></text:p>
      <text:p text:style-name="P27"><text:span text:style-name="T2"/></text:p>
      <text:p text:style-name="P28"><text:span text:style-name="T2">E</text:span><text:span text:style-name="T1">x:</text:span></text:p>
      <text:p text:style-name="P4">codigo javaScript:</text:p>
      <text:p text:style-name="P32"><text:span text:style-name="T1"/></text:p>
      <text:p text:style-name="P28"><text:span text:style-name="T10">new Vue ({</text:span></text:p>
      <text:p text:style-name="P11"><text:span text:style-name="T8"><text:tab/>el: ‘</text:span><text:span text:style-name="T9">#app’</text:span></text:p>
      <text:p text:style-name="P11"><text:span text:style-name="T8"><text:tab/></text:span><text:span text:style-name="T11">data: {</text:span></text:p>
      <text:p text:style-name="P11"><text:span text:style-name="T11"><text:tab/> <text:s text:c="3"/></text:span><text:span text:style-name="T28">titulo</text:span><text:span text:style-name="T12">: “hello VueJs”</text:span></text:p>
      <text:p text:style-name="P11"><text:span text:style-name="T11"><text:tab/>}</text:span></text:p>
      <text:p text:style-name="P11"><text:span text:style-name="T8"/></text:p>
      <text:p text:style-name="P11"><text:span text:style-name="T8">})</text:span></text:p>
      <text:p text:style-name="P11"><text:span text:style-name="T8"/></text:p>
      <text:p text:style-name="P30"><text:span text:style-name="T3">Agora dentro do nosso objeto </text:span><text:span text:style-name="T12">data</text:span><text:span text:style-name="T3">: temos um atributo</text:span><text:span text:style-name="T12"> </text:span><text:span text:style-name="T8">titulo </text:span><text:span text:style-name="T3">que</text:span><text:span text:style-name="T12"> </text:span><text:span text:style-name="T3">foi</text:span><text:span text:style-name="T12"> </text:span><text:span text:style-name="T3">atribuido uma string = <text:s/></text:span><text:span text:style-name="T12">“hello VueJs”.</text:span></text:p>
      <text:p text:style-name="Standard"/>
      <text:p text:style-name="Standard">E para usarmos este <text:span text:style-name="T8">atributo</text:span> dentro da nossa<text:span text:style-name="T8"> &lt;div id=”app”&gt;</text:span> vamos ter que modificar o nosso codigo html.</text:p>
      <text:p text:style-name="Standard"/>
      <text:p text:style-name="Standard">Teremos que usar um pardrão muito conhecido <text:span text:style-name="T32">chamado de </text:span><text:span text:style-name="T13">doble start : </text:span><text:span text:style-name="T20">ele é funciona como ${} template string do javaScrip onde você consegue fazer a concatenção de novos recursos:</text:span></text:p>
      <text:p text:style-name="Standard"><text:span text:style-name="T20"/></text:p>
      <text:p text:style-name="Text_20_body">As expressões <text:span text:style-name="T36">{{ } } </text:span><text:s/>nos permitem utilizar valores de dados existentes, juntamente com a lógica, para produzir novos valores de dados.</text:p>
      <text:p text:style-name="Text_20_body">Quando o Vue vê a expressão <text:span text:style-name="Source_20_Text">{{ </text:span><text:span text:style-name="Source_20_Text"><text:span text:style-name="T37">titulo</text:span></text:span><text:span text:style-name="Source_20_Text"> }}</text:span>, ele reconhece que estamos referenciando os dados da instância Vue associada e substitui essa expressão pelo <text:span text:style-name="Strong_20_Emphasis">valor</text:span> do produto, neste caso:<text:span text:style-name="T8"> </text:span><text:span text:style-name="T21">titulo</text:span></text:p>
      <text:p text:style-name="Standard"><text:span text:style-name="T20"/></text:p>
      <text:p text:style-name="P39"><text:soft-page-break/><text:span text:style-name="T8">alguns exemplos de como podemos usar este recurso só double start { { } }:</text:span></text:p>
      <text:p text:style-name="P39"><text:span text:style-name="T8"/></text:p>
      <text:p text:style-name="P39"><text:span text:style-name="T8">{{ titulo + ‘?’ }}</text:span></text:p>
      <text:p text:style-name="P39"><text:span text:style-name="T8">{{ firstName + ‘ ‘+lastName <text:s/>}}</text:span></text:p>
      <text:p text:style-name="P38"><text:span text:style-name="T8"/></text:p>
      <text:p text:style-name="P38"><text:span text:style-name="T8"/></text:p>
      <text:p text:style-name="P31"><text:span text:style-name="T8">onde começamos com {{ }} duas chaves e dentro das chaves será interpretado pelo frameWork.</text:span></text:p>
      <text:p text:style-name="P31"><text:span text:style-name="T8"/></text:p>
      <text:p text:style-name="P15"><text:span text:style-name="T8">Codigo html:</text:span></text:p>
      <text:p text:style-name="P15"><text:span text:style-name="T8"/></text:p>
      <text:p text:style-name="P15"><text:span text:style-name="T8"><text:tab/></text:span><text:span text:style-name="T10">&lt;div id=”app”&gt;</text:span></text:p>
      <text:p text:style-name="P23"><text:tab/><text:tab/>&lt;p&gt;<text:span text:style-name="T8"> </text:span><text:span text:style-name="T14">{{ </text:span><text:span text:style-name="T28">titulo </text:span><text:span text:style-name="T14">}}</text:span>&lt;/p&gt;</text:p>
      <text:p text:style-name="P12"><text:span text:style-name="T8"><text:tab/>&lt;/div&gt;</text:span></text:p>
      <text:p text:style-name="P12"><text:span text:style-name="T8"/></text:p>
      <text:p text:style-name="P16">Então colocando o titutlo dentro das duplas chaves o framework vai resolver <text:s/>o atributo <text:span text:style-name="T27">titulo</text:span> que está dentro <text:span text:style-name="T33">do objeto </text:span><text:s/><text:span text:style-name="T27">data</text:span> </text:p>
      <text:p text:style-name="P16"/>
      <text:p text:style-name="P17">Usando este padrao do<text:span text:style-name="T8"> Double start{{ }}</text:span> conseguimos acessar os <text:span text:style-name="T8">atributo</text:span> dos <text:span text:style-name="T8">objetos</text:span> diretamente .</text:p>
      <text:p text:style-name="P17"/>
      <text:p text:style-name="P7">Agora vamos criar um outro arquivo.</text:p>
      <text:p text:style-name="P7">Com o nome de <text:span text:style-name="T26">segundo.html</text:span></text:p>
      <text:p text:style-name="Standard">link da aula : <text:a xlink:type="simple" xlink:href="https://www.udemy.com/course/vue-js-completo/learn/lecture/12628714#overview" text:style-name="Internet_20_link" text:visited-style-name="Visited_20_Internet_20_Link">https://www.udemy.com/course/vue-js-completo/learn/lecture/12628714#overview</text:a></text:p>
      <text:p text:style-name="P8"><text:span text:style-name="T26"/></text:p>
      <text:p text:style-name="P7"><text:span text:style-name="T26"/></text:p>
      <text:p text:style-name="Standard"><text:span text:style-name="T38">N</text:span>este arquivo vamos abordar a propriedade <text:span text:style-name="T8">Methods</text:span>.</text:p>
      <text:p text:style-name="Standard"/>
      <text:p text:style-name="P40">1ª Vamos copiar exatamente o <text:s/>arquivo primeiro.html e daremos continuidade no arquivo segundo.html.</text:p>
      <text:p text:style-name="P40"/>
      <text:p text:style-name="Standard"><text:span text:style-name="T22">Methods</text:span><text:span text:style-name="T4"> é um atributo dentro objeto que <text:s/>estamos criando nossa aplicação</text:span></text:p>
      <text:p text:style-name="P40"><text:span text:style-name="T1">Onde dentro deste atributo podemos passar metodos que serão executados no momento em <text:s/>que um evento no html acontecer.</text:span></text:p>
      <text:p text:style-name="P40"><text:span text:style-name="T1"/></text:p>
      <text:p text:style-name="P41"><text:span text:style-name="T1">Existem muito tipos de eventos .</text:span></text:p>
      <text:p text:style-name="P41"><text:span text:style-name="T1"/></text:p>
      <text:p text:style-name="P41"><text:span text:style-name="T1">Exemplo: quando alguém digita lago no imput. </text:span></text:p>
      <text:p text:style-name="P41"><text:span text:style-name="T1"/></text:p>
      <text:p text:style-name="P42"><text:span text:style-name="T1">Ex:</text:span></text:p>
      <text:p text:style-name="P42"><text:span text:style-name="T1"/></text:p>
      <text:p text:style-name="P42"><text:span text:style-name="T1"><text:tab/></text:span><text:span text:style-name="T23">codigo javaScript:</text:span></text:p>
      <text:p text:style-name="P33"><text:span text:style-name="T1"/></text:p>
      <text:p text:style-name="P29"><text:span text:style-name="T10">new Vue ({</text:span></text:p>
      <text:p text:style-name="P14"><text:span text:style-name="T8"><text:tab/>el: ‘</text:span><text:span text:style-name="T9">#app’</text:span></text:p>
      <text:p text:style-name="P14"><text:span text:style-name="T8"><text:tab/></text:span><text:span text:style-name="T11">data: {</text:span></text:p>
      <text:p text:style-name="P14"><text:span text:style-name="T11"><text:tab/> <text:s text:c="3"/></text:span><text:span text:style-name="T28">titulo</text:span><text:span text:style-name="T12">: “hello VueJs”</text:span></text:p>
      <text:p text:style-name="P14"><text:span text:style-name="T11"><text:tab/>}</text:span></text:p>
      <text:p text:style-name="P14"><text:span text:style-name="T11"><text:tab/></text:span><text:span text:style-name="T24">methods : {</text:span></text:p>
      <text:p text:style-name="P14"><text:span text:style-name="T24"><text:tab/><text:tab/>alterarTitulo(</text:span><text:span text:style-name="T30">envent</text:span><text:span text:style-name="T24">) {</text:span></text:p>
      <text:p text:style-name="P14"><text:soft-page-break/><text:span text:style-name="T24"><text:tab/><text:tab/><text:tab/></text:span><text:span text:style-name="T31">this.</text:span><text:span text:style-name="T24">titulo = </text:span><text:span text:style-name="T30">event</text:span><text:span text:style-name="T24">.target.</text:span><text:span text:style-name="T30">value</text:span></text:p>
      <text:p text:style-name="P14"><text:span text:style-name="T24"><text:tab/><text:tab/>}</text:span></text:p>
      <text:p text:style-name="P14"><text:span text:style-name="T24"><text:tab/>}</text:span></text:p>
      <text:p text:style-name="P14"><text:span text:style-name="T8"/></text:p>
      <text:p text:style-name="P14"><text:span text:style-name="T8">})</text:span></text:p>
      <text:p text:style-name="P42"><text:span text:style-name="T5">nete methodo nos estamos recebendo o envento como sendo um parametro onde vamos alterara o titulo</text:span><text:span text:style-name="T1"><text:tab/></text:span><text:span text:style-name="T5">apartir do evento e nesse casso estamos tentando acessar o objeto titulo , e para acessar dentro da instancia do vue temos que usara o this.</text:span></text:p>
      <text:p text:style-name="P42"><text:span text:style-name="T5"/></text:p>
      <text:p text:style-name="P43"><text:span text:style-name="T1">Isso não funciuonaria em javaScript mas o que acontece por traz é queo VueJs cria atalhos para podermos acessar esses dadsos dentro da instancia do Vue. </text:span></text:p>
      <text:p text:style-name="P43"><text:span text:style-name="T1"/></text:p>
      <text:p text:style-name="P43"><text:span text:style-name="T1">Uma vez que criei a função que vai alterar <text:s/>pegando o valor do elemento que gerou o evento e setando o titulo. </text:span></text:p>
      <text:p text:style-name="P43"><text:span text:style-name="T1">Estarei chamando esta função :</text:span></text:p>
      <text:p text:style-name="P43"><text:span text:style-name="T1"/></text:p>
      <text:p text:style-name="P43"><text:span text:style-name="T1">usaremos o conceito chamado Diretiva que nada mais é do que uma propriedade personalizada. Do <text:s/>html.</text:span></text:p>
      <text:p text:style-name="P43"><text:span text:style-name="T1">chamado </text:span><text:span text:style-name="T8">V-ON: input</text:span></text:p>
      <text:p text:style-name="P43"><text:span text:style-name="T8">o codigo dentro do nosso html e dentro da nossa &lt;div id=”app”&gt; vai ficar:</text:span></text:p>
      <text:p text:style-name="P43"><text:span text:style-name="T8"/></text:p>
      <text:p text:style-name="P43"><text:span text:style-name="T8">&lt;div id=”app”&gt;</text:span></text:p>
      <text:p text:style-name="P44"><text:span text:style-name="T8"><text:tab/>&lt;imput type = “text” v-on:input</text:span><text:span text:style-name="T25">=”</text:span><text:span text:style-name="T24">alterarTitulo”</text:span><text:span text:style-name="T8">&gt;</text:span></text:p>
      <text:p text:style-name="P43"><text:span text:style-name="T8"/></text:p>
      <text:p text:style-name="P45"><text:span text:style-name="T8">onde eneste caso eventos do tipo input seja chamado imediatamente a função que criamos =” </text:span><text:span text:style-name="T30">alterarTitulo</text:span><text:span text:style-name="T24">”</text:span></text:p>
      <text:p text:style-name="P43"><text:span text:style-name="T8"/></text:p>
      <text:p text:style-name="P43"><text:span text:style-name="T8"/></text:p>
      <text:p text:style-name="P46"><text:span text:style-name="T8">E desta maneira quando executarmos em nosso navegador teremos um cixa de texto onde oque for digitado nela será o novo valor do objeto titulo.</text:span></text:p>
      <text:p text:style-name="P43"><text:span text:style-name="T8"/></text:p>
      <text:p text:style-name="P43"><text:span text:style-name="T8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consolata" svg:font-family="Inconsolata, monospace"/>
    <style:font-face style:name="Inter" svg:font-family="Inter, apple-system, BlinkMacSystemFont, 'Segoe UI', Roboto, Oxygen, Ubuntu, Cantarell, 'Fira Sans', 'Droid Sans', 'Helvetica Neue', sans-serif"/>
    <style:font-face style:name="Roboto Mono" svg:font-family="'Roboto Mono', Monaco, courier, monospace"/>
    <style:font-face style:name="Source Sans Pro" svg:font-family="'Source Sans Pro'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1:11:53.629034548</meta:creation-date>
    <dc:date>2022-04-19T14:31:18.522260991</dc:date>
    <meta:editing-duration>PT3H6M17S</meta:editing-duration>
    <meta:editing-cycles>64</meta:editing-cycles>
    <meta:generator>LibreOffice/7.0.6.2$Linux_X86_64 LibreOffice_project/00$Build-2</meta:generator>
    <meta:document-statistic meta:table-count="0" meta:image-count="0" meta:object-count="0" meta:page-count="4" meta:paragraph-count="98" meta:word-count="839" meta:character-count="5220" meta:non-whitespace-character-count="4398"/>
  </office:meta>
</office:document-meta>
</file>